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55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0.9583in"/>
    </style:style>
    <style:style style:name="TableColumn7" style:family="table-column">
      <style:table-column-properties style:column-width="1.0131in"/>
    </style:style>
    <style:style style:name="TableColumn8" style:family="table-column">
      <style:table-column-properties style:column-width="1.0868in"/>
    </style:style>
    <style:style style:name="TableColumn9" style:family="table-column">
      <style:table-column-properties style:column-width="0.8833in"/>
    </style:style>
    <style:style style:name="Table3" style:family="table">
      <style:table-properties style:width="6.493in" style:rel-width="100%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149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/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TableColumn40" style:family="table-column">
      <style:table-column-properties style:column-width="0.659in" style:use-optimal-column-width="false"/>
    </style:style>
    <style:style style:name="TableColumn41" style:family="table-column">
      <style:table-column-properties style:column-width="1.2715in" style:use-optimal-column-width="false"/>
    </style:style>
    <style:style style:name="TableColumn42" style:family="table-column">
      <style:table-column-properties style:column-width="2.1875in" style:use-optimal-column-width="false"/>
    </style:style>
    <style:style style:name="TableColumn43" style:family="table-column">
      <style:table-column-properties style:column-width="2.3722in" style:use-optimal-column-width="false"/>
    </style:style>
    <style:style style:name="Table39" style:family="table">
      <style:table-properties style:width="6.4902in" fo:margin-left="0.0034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WWNum3" style:family="paragraph">
      <style:paragraph-properties fo:widows="0" fo:orphans="0" fo:line-height="115%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P96" style:parent-style-name="ListParagraph" style:list-style-name="WWNum3" style:family="paragraph">
      <style:paragraph-properties fo:widows="0" fo:orphans="0" fo:line-height="115%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P9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9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1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2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1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5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4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7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arknes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Shadow</text:p>
          </table:table-cell>
          <table:table-cell table:style-name="TableCell26">
            <text:p text:style-name="P27">MR2</text:p>
          </table:table-cell>
          <table:table-cell table:style-name="TableCell28">
            <text:p text:style-name="P29">RS1</text:p>
          </table:table-cell>
          <table:table-cell table:style-name="TableCell30">
            <text:p text:style-name="P31">PR2</text:p>
          </table:table-cell>
          <table:table-cell table:style-name="TableCell32">
            <text:p text:style-name="P33">PR2</text:p>
          </table:table-cell>
          <table:table-cell table:style-name="TableCell34">
            <text:p text:style-name="P35">PW3</text:p>
          </table:table-cell>
        </table:table-row>
      </table:table>
      <text:p text:style-name="P36"/>
      <text:p text:style-name="P37">Special Mechanics</text:p>
      <text:p text:style-name="P38">Powers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me</text:p>
          </table:table-cell>
          <table:table-cell table:style-name="TableCell47">
            <text:p text:style-name="P48">Meta</text:p>
          </table:table-cell>
          <table:table-cell table:style-name="TableCell49">
            <text:p text:style-name="P50">Effects</text:p>
          </table:table-cell>
          <table:table-cell table:style-name="TableCell51">
            <text:p text:style-name="P52">Enhancements</text:p>
          </table:table-cell>
        </table:table-row>
        <table:table-row table:style-name="TableRow53">
          <table:table-cell table:style-name="TableCell54">
            <text:p text:style-name="P55">Accursed Spirit</text:p>
          </table:table-cell>
          <table:table-cell table:style-name="TableCell56">
            <text:p text:style-name="P57">Type: Trait</text:p>
            <text:p text:style-name="P58">Cost: 10</text:p>
          </table:table-cell>
          <table:table-cell table:style-name="TableCell59">
            <text:list text:style-name="WWNum3">
              <text:list-item>
                <text:p text:style-name="P60">Immune (Curse)</text:p>
              </text:list-item>
              <text:list-item>
                <text:p text:style-name="P61">Resist (1) (Any power that has a Curse effect as part of it, or as part of its enhancement list)</text:p>
              </text:list-item>
            </text:list>
          </table:table-cell>
          <table:table-cell table:style-name="TableCell62">
            <text:list text:style-name="WWNum2" text:continue-numbering="true">
              <text:list-item>
                <text:p text:style-name="P63">Resist +1 / x2 / -- / 10P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Become Shadow</text:p>
          </table:table-cell>
          <table:table-cell table:style-name="TableCell67">
            <text:p text:style-name="P68">Type: Buff</text:p>
            <text:p text:style-name="P69">Activation: Toggle</text:p>
            <text:p text:style-name="P70">Targets: Self</text:p>
            <text:p text:style-name="P71">Burn: M</text:p>
            <text:p text:style-name="P72">Cost: 20</text:p>
          </table:table-cell>
          <table:table-cell table:style-name="TableCell73">
            <text:list text:style-name="WWNum3" text:continue-numbering="true">
              <text:list-item>
                <text:p text:style-name="P74">Intangible (Light, Mental)</text:p>
              </text:list-item>
              <text:list-item>
                <text:p text:style-name="P75">Become a 2-dimensional shadow, and can go wherever a shadow would be projected (under doors)</text:p>
              </text:list-item>
              <text:list-item>
                <text:p text:style-name="P76">Proficiency (Sneak RS) (4)</text:p>
              </text:list-item>
            </text:list>
          </table:table-cell>
          <table:table-cell table:style-name="TableCell77">
            <text:list text:style-name="WWNum2" text:continue-numbering="true">
              <text:list-item>
                <text:p text:style-name="P78">None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Cloak of Shadows</text:p>
          </table:table-cell>
          <table:table-cell table:style-name="TableCell82">
            <text:p text:style-name="P83">Type: Buff</text:p>
            <text:p text:style-name="P84">Activation: Toggle</text:p>
            <text:p text:style-name="P85">Targets: Self</text:p>
            <text:p text:style-name="P86">Burn: 2</text:p>
            <text:p text:style-name="P87">Cost: 20</text:p>
          </table:table-cell>
          <table:table-cell table:style-name="TableCell88">
            <text:list text:style-name="WWNum3" text:continue-numbering="true">
              <text:list-item>
                <text:p text:style-name="P89">Block (2)</text:p>
              </text:list-item>
              <text:list-item>
                <text:p text:style-name="P90">Dodge (2)</text:p>
              </text:list-item>
              <text:list-item>
                <text:p text:style-name="P91">Proficiency (Sneak RS) (4)</text:p>
              </text:list-item>
            </text:list>
            <text:list text:style-name="WWNum2" text:continue-numbering="true">
              <text:list-item>
                <text:p text:style-name="P92">Zap (2)</text:p>
              </text:list-item>
            </text:list>
          </table:table-cell>
          <table:table-cell table:style-name="TableCell93">
            <text:list text:style-name="WWNum3" text:continue-numbering="true">
              <text:list-item>
                <text:p text:style-name="P94"><text:span text:style-name="T95">Angry Shadows – Anyone who hits you when this power is active is immediately attacked by an entity with a Strike skill of 18. The touch attack does 1d8 penetrating mental damage / x1 / +1B / 10P</text:span></text:p>
              </text:list-item>
              <text:list-item>
                <text:p text:style-name="P96"><text:span text:style-name="T97">Defenses +1 / x2 / +1B / 20P</text:span></text:p>
              </text:list-item>
            </text:list>
            <text:list text:style-name="WWNum2" text:continue-numbering="true">
              <text:list-item>
                <text:p text:style-name="P98">Sneak +2 / x2 / +1B / 10P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Curse Eater</text:p>
          </table:table-cell>
          <table:table-cell table:style-name="TableCell102">
            <text:p text:style-name="P103">Type: Trait</text:p>
            <text:p text:style-name="P104">Cost: 10</text:p>
          </table:table-cell>
          <table:table-cell table:style-name="TableCell105">
            <text:list text:style-name="WWNum2" text:continue-numbering="true">
              <text:list-item>
                <text:p text:style-name="P106">For each combatant that is Cursed you choose Heal (1) or Burn Reduction (1)</text:p>
              </text:list-item>
            </text:list>
          </table:table-cell>
          <table:table-cell table:style-name="TableCell107">
            <text:list text:style-name="WWNum2" text:continue-numbering="true">
              <text:list-item>
                <text:p text:style-name="P108">None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Dark Curse</text:p>
          </table:table-cell>
          <table:table-cell table:style-name="TableCell112">
            <text:p text:style-name="P113">Type: Zap Attack</text:p>
            <text:p text:style-name="P114">Activation: Attack</text:p>
            <text:p text:style-name="P115">Targets: 1</text:p>
            <text:p text:style-name="P116">Range: 4/</text:p>
            <text:p text:style-name="P117">Burn: 6</text:p>
            <text:p text:style-name="P118">Cost: 20</text:p>
          </table:table-cell>
          <table:table-cell table:style-name="TableCell119">
            <text:list text:style-name="WWNum2" text:continue-numbering="true">
              <text:list-item>
                <text:p text:style-name="P120">Damage (2d8) (Dark)</text:p>
              </text:list-item>
              <text:list-item>
                <text:p text:style-name="P121">Curse (Power, Charisma)</text:p>
              </text:list-item>
            </text:list>
          </table:table-cell>
          <table:table-cell table:style-name="TableCell122">
            <text:list text:style-name="WWNum2" text:continue-numbering="true">
              <text:list-item>
                <text:p text:style-name="P123"/>
              </text:list-item>
            </text:list>
          </table:table-cell>
        </table:table-row>
        <table:table-row table:style-name="TableRow124">
          <table:table-cell table:style-name="TableCell125">
            <text:p text:style-name="P126">Darkness</text:p>
          </table:table-cell>
          <table:table-cell table:style-name="TableCell127">
            <text:p text:style-name="P128">Type: Targeted Area Attack</text:p>
            <text:p text:style-name="P129">Activation: Attack</text:p>
            <text:p text:style-name="P130">Targets: Hex</text:p>
            <text:p text:style-name="P131">Range: 4/</text:p>
            <text:p text:style-name="P132">Burn: 4</text:p>
            <text:p text:style-name="P133">Cost: 20</text:p>
          </table:table-cell>
          <table:table-cell table:style-name="TableCell134">
            <text:list text:style-name="WWNum3" text:continue-numbering="true">
              <text:list-item>
                <text:p text:style-name="P135">Darkness (Dark Vision)</text:p>
              </text:list-item>
            </text:list>
            <text:list text:style-name="WWNum2" text:continue-numbering="true">
              <text:list-item>
                <text:p text:style-name="P136">Radius (3)</text:p>
              </text:list-item>
            </text:list>
          </table:table-cell>
          <table:table-cell table:style-name="TableCell137">
            <text:list text:style-name="WWNum1" text:continue-numbering="true">
              <text:list-item>
                <text:p text:style-name="P138">Cursed – All enemies in the darkness are Cursed (Willpower, Charisma 18) / x1 / +1B / 10P</text:p>
              </text:list-item>
              <text:list-item>
                <text:p text:style-name="P139">Draining – All enemies in the darkness lose 1hp/round. Any ally in the center of the darkness field, can spend an attack action to consume those hit points and heal for the total amount drained / x1 / +1B / 10P</text:p>
              </text:list-item>
              <text:list-item>
                <text:p text:style-name="P140">Radius +1 / x3 / +1B / 10P</text:p>
              </text:list-item>
              <text:list-item>
                <text:p text:style-name="P141">Range / x3 / +0B / 10P</text:p>
              </text:list-item>
            </text:list>
            <text:list text:style-name="WWNum2" text:continue-numbering="true">
              <text:list-item>
                <text:p text:style-name="P142">Shaped – The caster can shape the darkness so that hexes in the area are not affected / x1 / -- / 10P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Dark Vision</text:p>
          </table:table-cell>
          <table:table-cell table:style-name="TableCell146">
            <text:p text:style-name="P147">Type: Trait</text:p>
            <text:p text:style-name="P148">Cost: 20</text:p>
          </table:table-cell>
          <table:table-cell table:style-name="TableCell149">
            <text:list text:style-name="WWNum2" text:continue-numbering="true">
              <text:list-item>
                <text:p text:style-name="P150">Dark Vision</text:p>
              </text:list-item>
            </text:list>
          </table:table-cell>
          <table:table-cell table:style-name="TableCell151">
            <text:list text:style-name="WWNum2" text:continue-numbering="true">
              <text:list-item>
                <text:p text:style-name="P152">None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Fear</text:p>
          </table:table-cell>
          <table:table-cell table:style-name="TableCell156">
            <text:p text:style-name="P157">Type: Zap Attack</text:p>
            <text:p text:style-name="P158">Activation: Attack</text:p>
            <text:p text:style-name="P159">Targets: 1</text:p>
            <text:p text:style-name="P160">Range: 2/</text:p>
            <text:p text:style-name="P161">Burn: 8</text:p>
            <text:p text:style-name="P162">Cost: 20</text:p>
          </table:table-cell>
          <table:table-cell table:style-name="TableCell163">
            <text:list text:style-name="WWNum3" text:continue-numbering="true">
              <text:list-item>
                <text:p text:style-name="P164">Fear (Charisma, Power)</text:p>
              </text:list-item>
            </text:list>
            <text:list text:style-name="WWNum2" text:continue-numbering="true">
              <text:list-item>
                <text:p text:style-name="P165">Range (10)</text:p>
              </text:list-item>
            </text:list>
          </table:table-cell>
          <table:table-cell table:style-name="TableCell166">
            <text:list text:style-name="WWNum1" text:continue-numbering="true">
              <text:list-item>
                <text:p text:style-name="P167">Cursed – As long as the target has Fear, he is also Cursed / x1 / +1B/ 10P</text:p>
              </text:list-item>
              <text:list-item>
                <text:p text:style-name="P168">Range / x3 / +0B / 10P</text:p>
              </text:list-item>
              <text:list-item>
                <text:p text:style-name="P169">Save DL +2 / x3 / +1B / 10P</text:p>
              </text:list-item>
            </text:list>
            <text:list text:style-name="WWNum2" text:continue-numbering="true">
              <text:list-item>
                <text:p text:style-name="P170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Form Shadows</text:p>
          </table:table-cell>
          <table:table-cell table:style-name="TableCell174">
            <text:p text:style-name="P175">Type: Utility</text:p>
            <text:p text:style-name="P176">Activation: Half</text:p>
            <text:p text:style-name="P177">Targets: Area</text:p>
            <text:p text:style-name="P178">Range: 10</text:p>
            <text:p text:style-name="P179">Burn: M</text:p>
            <text:soft-page-break/>
            <text:p text:style-name="P180">Cost: 20</text:p>
          </table:table-cell>
          <table:table-cell table:style-name="TableCell181">
            <text:list text:style-name="WWNum1" text:continue-numbering="true">
              <text:list-item>
                <text:p text:style-name="P182">Illusions (</text:p>
              </text:list-item>
              <text:list-item>
                <text:p text:style-name="P183">Hexes (3)</text:p>
              </text:list-item>
              <text:list-item>
                <text:p text:style-name="P184">Illusions can be anything from the caster’s imagination, but lack color and fine detail</text:p>
              </text:list-item>
              <text:list-item>
                <text:p text:style-name="P185">Illusions have no form and touching them makes this immediately apparent</text:p>
              </text:list-item>
            </text:list>
            <text:list text:style-name="WWNum2" text:continue-numbering="true">
              <text:list-item>
                <text:p text:style-name="P186">Negated By (Wit)</text:p>
              </text:list-item>
              <text:list-item>
                <text:p text:style-name="P187">In lighted areas, save at +6</text:p>
              </text:list-item>
            </text:list>
          </table:table-cell>
          <table:table-cell table:style-name="TableCell188">
            <text:list text:style-name="WWNum1" text:continue-numbering="true">
              <text:list-item>
                <text:p text:style-name="P189">Area x2 / x3 / -- / 10P</text:p>
              </text:list-item>
              <text:list-item>
                <text:p text:style-name="P190">Range / x3 / +0B / 10P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Give Ground</text:p>
          </table:table-cell>
          <table:table-cell table:style-name="TableCell194">
            <text:p text:style-name="P195">Type: Trait</text:p>
            <text:p text:style-name="P196">Cost: 10</text:p>
          </table:table-cell>
          <table:table-cell table:style-name="TableCell197">
            <text:list text:style-name="WWNum1" text:continue-numbering="true">
              <text:list-item>
                <text:p text:style-name="P198">When attacked you can choose to retreat a hex and get a +2 to your defense</text:p>
              </text:list-item>
            </text:list>
            <text:list text:style-name="WWNum2" text:continue-numbering="true">
              <text:list-item>
                <text:p text:style-name="P199">Your opponent can follow you for free</text:p>
              </text:list-item>
            </text:list>
          </table:table-cell>
          <table:table-cell table:style-name="TableCell200">
            <text:list text:style-name="WWNum1" text:continue-numbering="true">
              <text:list-item>
                <text:p text:style-name="P201">Improved – You can move up to 2 hexes when you give ground / x1 / -- / 10P</text:p>
              </text:list-item>
            </text:list>
            <text:list text:style-name="WWNum2" text:continue-numbering="true">
              <text:list-item>
                <text:p text:style-name="P202">Improved – You can take up to ½ move when you give ground / x1 / +1B / 10P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Improved Disengage</text:p>
          </table:table-cell>
          <table:table-cell table:style-name="TableCell206">
            <text:p text:style-name="P207">Type: Trait</text:p>
            <text:p text:style-name="P208">Cost: 20</text:p>
          </table:table-cell>
          <table:table-cell table:style-name="TableCell209">
            <text:list text:style-name="WWNum2" text:continue-numbering="true">
              <text:list-item>
                <text:p text:style-name="P210">When you disengage, your opponent gets no bonus to his attack</text:p>
              </text:list-item>
            </text:list>
          </table:table-cell>
          <table:table-cell table:style-name="TableCell211">
            <text:list text:style-name="WWNum1" text:continue-numbering="true">
              <text:list-item>
                <text:p text:style-name="P212">Disengaged – You get +2 defense when you disengage / x1 / -- / 20P</text:p>
              </text:list-item>
            </text:list>
            <text:list text:style-name="WWNum2" text:continue-numbering="true">
              <text:list-item>
                <text:p text:style-name="P213">Elusive – You never take disengage attacks (req. Disengaged) / x1 / -- / 20P</text:p>
              </text:list-item>
            </text:list>
          </table:table-cell>
        </table:table-row>
        <table:table-row table:style-name="TableRow214">
          <table:table-cell table:style-name="TableCell215">
            <text:p text:style-name="P216">Shade Touch</text:p>
          </table:table-cell>
          <table:table-cell table:style-name="TableCell217">
            <text:p text:style-name="P218">Type: Melee Attack</text:p>
            <text:p text:style-name="P219">Activation: Attack</text:p>
            <text:p text:style-name="P220">Targets: 1</text:p>
            <text:p text:style-name="P221">Range: 0</text:p>
            <text:p text:style-name="P222">Burn: 5</text:p>
            <text:p text:style-name="P223">Cost: 20</text:p>
          </table:table-cell>
          <table:table-cell table:style-name="TableCell224">
            <text:list text:style-name="WWNum3" text:continue-numbering="true">
              <text:list-item>
                <text:p text:style-name="P225">Damage (1d8 + Power) (Mental)</text:p>
              </text:list-item>
            </text:list>
            <text:list text:style-name="WWNum2" text:continue-numbering="true">
              <text:list-item>
                <text:p text:style-name="P226">Cursed (Charisma, Power)</text:p>
              </text:list-item>
            </text:list>
          </table:table-cell>
          <table:table-cell table:style-name="TableCell227">
            <text:list text:style-name="WWNum1" text:continue-numbering="true">
              <text:list-item>
                <text:p text:style-name="P228">Accuracy +2 / x2 / +0B / 10P</text:p>
              </text:list-item>
              <text:list-item>
                <text:p text:style-name="P229">Burn -1 / x3 / -- / 10P</text:p>
              </text:list-item>
              <text:list-item>
                <text:p text:style-name="P230">Dmg / x2 / +1B / 20P</text:p>
              </text:list-item>
            </text:list>
            <text:list text:style-name="WWNum2" text:continue-numbering="true">
              <text:list-item>
                <text:p text:style-name="P231">Dmg / x2 / -2A / 20P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Shadow Armor</text:p>
          </table:table-cell>
          <table:table-cell table:style-name="TableCell235">
            <text:p text:style-name="P236">Type: Inherent Armor</text:p>
            <text:p text:style-name="P237">Cost: 20</text:p>
          </table:table-cell>
          <table:table-cell table:style-name="TableCell238">
            <text:list text:style-name="WWNum3" text:continue-numbering="true">
              <text:list-item>
                <text:p text:style-name="P239">Armor 0/3/3</text:p>
              </text:list-item>
            </text:list>
            <text:list text:style-name="WWNum2" text:continue-numbering="true">
              <text:list-item>
                <text:p text:style-name="P240">Saves (2) (Blindness, Light, Mental)</text:p>
              </text:list-item>
            </text:list>
          </table:table-cell>
          <table:table-cell table:style-name="TableCell241">
            <text:list text:style-name="WWNum2" text:continue-numbering="true">
              <text:list-item>
                <text:p text:style-name="P242">Armor / x3 / -- / 10P</text:p>
              </text:list-item>
            </text:list>
          </table:table-cell>
        </table:table-row>
        <table:table-row table:style-name="TableRow243">
          <table:table-cell table:style-name="TableCell244">
            <text:p text:style-name="P245">Shadow Walk</text:p>
          </table:table-cell>
          <table:table-cell table:style-name="TableCell246">
            <text:p text:style-name="P247">Type: Move</text:p>
            <text:p text:style-name="P248">Activation: Move</text:p>
            <text:p text:style-name="P249">Burn: 2</text:p>
            <text:p text:style-name="P250">Cost 20</text:p>
          </table:table-cell>
          <table:table-cell table:style-name="TableCell251">
            <text:list text:style-name="WWNum3" text:continue-numbering="true">
              <text:list-item>
                <text:p text:style-name="P252">Teleport (20)</text:p>
              </text:list-item>
              <text:list-item>
                <text:p text:style-name="P253">Overland (1)</text:p>
              </text:list-item>
              <text:list-item>
                <text:p text:style-name="P254">Works from one shadowy region to another</text:p>
              </text:list-item>
              <text:list-item>
                <text:p text:style-name="P255">Does not require line of sight</text:p>
              </text:list-item>
            </text:list>
            <text:list text:style-name="WWNum2" text:continue-numbering="true">
              <text:list-item>
                <text:p text:style-name="P256">User can “detect shadow” to know where they can teleport to</text:p>
              </text:list-item>
            </text:list>
          </table:table-cell>
          <table:table-cell table:style-name="TableCell257">
            <text:list text:style-name="WWNum1" text:continue-numbering="true">
              <text:list-item>
                <text:p text:style-name="P258">Burn -1 / x3 / -- / 10P</text:p>
              </text:list-item>
              <text:list-item>
                <text:p text:style-name="P259">Move / x3 / +1B / 10P</text:p>
              </text:list-item>
              <text:list-item>
                <text:p text:style-name="P260">Carry – One adjacent ally can travel with you / x3 / +1B / 10P</text:p>
              </text:list-item>
              <text:list-item>
                <text:p text:style-name="P261">Cursed Arrival – When you teleport, all enemies adjacent to your arrival hex must save or be Cursed (Willpower, Charisma) / x1 / +1B / 10P</text:p>
              </text:list-item>
              <text:list-item>
                <text:p text:style-name="P262">Delayed Return – You can disappear into the shadow realm and remain there as long as you like. If you stay for at least a round, you can reappear anywhere within range and immediately take your full action / x1 / +1B / 10P</text:p>
              </text:list-item>
              <text:list-item>
                <text:p text:style-name="P263">Move +7 / x3 / +1B / 10P</text:p>
              </text:list-item>
            </text:list>
            <text:list text:style-name="WWNum2" text:continue-numbering="true">
              <text:list-item>
                <text:p text:style-name="P264">Save DL +2 / x3 / +1B / 10P (req. Cursed Arrival)</text:p>
              </text:list-item>
            </text:list>
          </table:table-cell>
        </table:table-row>
        <table:table-row table:style-name="TableRow265">
          <table:table-cell table:style-name="TableCell266">
            <text:p text:style-name="P267">Tentacles</text:p>
          </table:table-cell>
          <table:table-cell table:style-name="TableCell268">
            <text:p text:style-name="P269">Type: Ranged Attack</text:p>
            <text:p text:style-name="P270">Activation: Attack, F&amp;F</text:p>
            <text:p text:style-name="P271">Targets: 1</text:p>
            <text:p text:style-name="P272">Range: 4/</text:p>
            <text:p text:style-name="P273">Burn: 4</text:p>
            <text:p text:style-name="P274">Cost: 20</text:p>
          </table:table-cell>
          <table:table-cell table:style-name="TableCell275">
            <text:list text:style-name="WWNum2" text:continue-numbering="true">
              <text:list-item>
                <text:p text:style-name="P276">Immobilize (Charisma, Power)</text:p>
              </text:list-item>
            </text:list>
          </table:table-cell>
          <table:table-cell table:style-name="TableCell277">
            <text:list text:style-name="WWNum1" text:continue-numbering="true">
              <text:list-item>
                <text:p text:style-name="P278">Burn -1 / x3 / -- / 10P</text:p>
              </text:list-item>
              <text:list-item>
                <text:p text:style-name="P279">Crushing – As long as the target is held, he takes 1 penetrating damage/round / x1 / +1B / 10P</text:p>
              </text:list-item>
              <text:list-item>
                <text:p text:style-name="P280">Multi – Affects up to 3 targets who are adjacent with one another / x1 / +1B / 10P</text:p>
              </text:list-item>
              <text:list-item>
                <text:p text:style-name="P281">Range +1 / x3 / +0B / 6P</text:p>
              </text:list-item>
              <text:list-item>
                <text:p text:style-name="P282">Restraining – The target is Restrained / x1 / -- / 10P</text:p>
              </text:list-item>
            </text:list>
            <text:list text:style-name="WWNum2" text:continue-numbering="true">
              <text:list-item>
                <text:p text:style-name="P283">Save DL +2 / x3 / +1B / 10P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4T18:55:00Z</meta:creation-date>
    <dc:date>2023-10-17T17:56:00Z</dc:date>
    <meta:template xlink:href="Normal.dotm" xlink:type="simple"/>
    <meta:editing-cycles>7</meta:editing-cycles>
    <meta:editing-duration>PT1740S</meta:editing-duration>
    <meta:user-defined meta:name="AppVersion">16.0000</meta:user-defined>
    <meta:document-statistic meta:page-count="2" meta:paragraph-count="9" meta:word-count="690" meta:character-count="4614" meta:row-count="32" meta:non-whitespace-character-count="3933"/>
  </office:meta>
</office:document-meta>
</file>